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Liberation Sans'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fr" fo:country="FR" officeooo:rsid="00134bb3" officeooo:paragraph-rsid="00134bb3"/>
    </style:style>
    <style:style style:name="P2" style:family="paragraph" style:parent-style-name="Text_20_body">
      <style:text-properties fo:font-variant="normal" fo:text-transform="none" fo:color="#1d2125" loext:opacity="100%" style:font-name="apple-system" fo:font-size="10.5pt" fo:letter-spacing="normal" fo:language="fr" fo:country="FR" fo:font-style="normal" fo:font-weight="normal" officeooo:rsid="00134bb3" officeooo:paragraph-rsid="00134bb3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1d2125" loext:opacity="100%" style:font-name="apple-system" fo:font-size="10.5pt" fo:letter-spacing="normal" fo:language="fr" fo:country="FR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style:writing-mode="lr-tb"/>
      <style:text-properties officeooo:paragraph-rsid="0016e46d"/>
    </style:style>
    <style:style style:name="T1" style:family="text">
      <style:text-properties officeooo:rsid="0014cb4e"/>
    </style:style>
    <style:style style:name="T2" style:family="text">
      <style:text-properties officeooo:rsid="00153bbc"/>
    </style:style>
    <style:style style:name="T3" style:family="text">
      <style:text-properties fo:font-variant="normal" fo:text-transform="none" fo:color="#1d2125" loext:opacity="100%" style:font-name="apple-system" fo:font-size="10.5pt" fo:letter-spacing="normal" fo:language="fr" fo:country="FR" fo:font-style="normal" fo:font-weight="normal"/>
    </style:style>
    <style:style style:name="T4" style:family="text">
      <style:text-properties fo:font-variant="normal" fo:text-transform="none" fo:color="#1d2125" loext:opacity="100%" style:font-name="apple-system" fo:font-size="10.5pt" fo:letter-spacing="normal" fo:language="fr" fo:country="FR" fo:font-style="normal" fo:font-weight="normal" officeooo:rsid="0016e46d"/>
    </style:style>
    <style:style style:name="T5" style:family="text">
      <style:text-properties officeooo:rsid="0016e46d"/>
    </style:style>
    <style:style style:name="T6" style:family="text">
      <style:text-properties officeooo:rsid="00170d05"/>
    </style:style>
    <style:style style:name="T7" style:family="text">
      <style:text-properties officeooo:rsid="001769c8"/>
    </style:style>
    <style:style style:name="T8" style:family="text">
      <style:text-properties officeooo:rsid="00199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rait Chinois:</text:p>
      <text:p text:style-name="P1"/>
      <text:p text:style-name="P2"><text:bookmark text:name="yui_3_17_2_1_1696487620948_201"/><text:bookmark text:name="yui_3_17_2_1_1696487620948_202"/>Si j’étais un objet, je serais … <text:span text:style-name="T1">une </text:span><text:span text:style-name="T6">cheminée </text:span></text:p>
      <text:p text:style-name="P3">Si j’étais une saison, je serais… <text:span text:style-name="T1">hiver</text:span></text:p>
      <text:p text:style-name="P3">Si j’étais un plat, je serais…<text:span text:style-name="T1"> un bœuf bourguignon </text:span></text:p>
      <text:p text:style-name="P3">Si j’étais un animal, je serais… <text:span text:style-name="T1">un ours </text:span></text:p>
      <text:p text:style-name="P3">Si j’étais une couleur, je serais… <text:span text:style-name="T1">la couleur jaune</text:span></text:p>
      <text:p text:style-name="P3">Si j’étais un roman, je serais… <text:s/><text:span text:style-name="T1">gardien des cités perdu </text:span></text:p>
      <text:p text:style-name="P3">Si j’étais un personnage de fiction, je serais… <text:span text:style-name="T8">Po</text:span><text:span text:style-name="T2"> dans kung fu panda</text:span></text:p>
      <text:p text:style-name="P3">Si j’étais un film, je serais… <text:span text:style-name="T2">the mask </text:span></text:p>
      <text:p text:style-name="P3">Si j’étais un dessin animé, je serais… suzume no tojimari </text:p>
      <text:p text:style-name="P3">Si j’étais une arme, je serais… <text:span text:style-name="T2">katana </text:span></text:p>
      <text:p text:style-name="P3">Si j’étais un endroit, je serais… <text:span text:style-name="T2">une rivière</text:span></text:p>
      <text:p text:style-name="P4"><text:span text:style-name="T3">Si j’étais une devise, je serais… </text:span><text:span text:style-name="T4">«La sagesse n’est pas dans le nombre des années, mais dans la tête.»</text:span></text:p>
      <text:p text:style-name="P4"><text:span text:style-name="T3">Si j’étais un oiseau, je serais… </text:span><text:span text:style-name="T4">une colombe</text:span></text:p>
      <text:p text:style-name="P3">Si j’étais un élément, je serais… <text:span text:style-name="T5">l’eau </text:span></text:p>
      <text:p text:style-name="P3">Si j’étais un végétal, je serais… <text:span text:style-name="T6">sapin</text:span></text:p>
      <text:p text:style-name="P3">Si j’étais un fruit, je serais… <text:span text:style-name="T6">une fraise</text:span></text:p>
      <text:p text:style-name="P3">Si j’étais un bruit, je serais… <text:span text:style-name="T6">éclat goutte d’eau </text:span></text:p>
      <text:p text:style-name="P3">Si j’étais un climat, je serais… <text:span text:style-name="T6">tropical</text:span></text:p>
      <text:p text:style-name="P3">Si j’étais un loisir, je serais… <text:span text:style-name="T6">une balade</text:span></text:p>
      <text:p text:style-name="P3">Si j’étais une planète, je serais… <text:span text:style-name="T6">saturne</text:span></text:p>
      <text:p text:style-name="P3">Si j’étais un vêtement, je serais… <text:span text:style-name="T6">un pull</text:span></text:p>
      <text:p text:style-name="P3">Si j’étais une pièce, je serais… <text:span text:style-name="T6">une chambre </text:span></text:p>
      <text:p text:style-name="P3">Si j’étais un véhicule, je serais… <text:span text:style-name="T6">une </text:span><text:span text:style-name="T7">Audi</text:span><text:span text:style-name="T6"> </text:span></text:p>
      <text:p text:style-name="P3">Si j’étais un adverbe de temps, je serais… <text:span text:style-name="T7">maintenant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Liberation Sans'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8:37:07.003430345</meta:creation-date>
    <dc:date>2023-10-05T09:27:20.523746128</dc:date>
    <meta:editing-duration>PT5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13" meta:character-count="1182" meta:non-whitespace-character-count="981"/>
  </office:meta>
</office:document-meta>
</file>